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.25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officeooo:paragraph-rsid="0043939f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 style:master-page-name="">
      <style:paragraph-properties fo:margin-left="0.22cm" fo:margin-right="0.15cm" fo:margin-top="0.3cm" fo:margin-bottom="0cm" style:contextual-spacing="false" fo:line-height="100%" fo:text-indent="0cm" style:auto-text-indent="false" style:page-number="auto"/>
      <style:text-properties fo:color="#000000" loext:opacity="100%" style:font-name="Calibri1" fo:font-size="11pt" officeooo:rsid="0098a146" officeooo:paragraph-rsid="009c6e6d" style:font-size-asian="11pt" style:font-name-complex="Calibri2" style:font-size-complex="11pt"/>
    </style:style>
    <style:style style:name="P6" style:family="paragraph" style:parent-style-name="Standard">
      <style:paragraph-properties fo:margin-left="0.22cm" fo:margin-right="0.15cm" fo:margin-top="0.3cm" fo:margin-bottom="0cm" style:contextual-spacing="false" fo:line-height="100%" fo:text-indent="0cm" style:auto-text-indent="false"/>
      <style:text-properties officeooo:paragraph-rsid="009c6e6d"/>
    </style:style>
    <style:style style:name="P7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400a82"/>
    </style:style>
    <style:style style:name="P8" style:family="paragraph">
      <loext:graphic-properties draw:fill-color="#dddddd" draw:opacity="50%"/>
    </style:style>
    <style:style style:name="P9" style:family="paragraph" style:parent-style-name="Standard" style:list-style-name="WWNum1" style:master-page-name="">
      <loext:graphic-properties draw:fill="none"/>
      <style:paragraph-properties fo:margin-left="0.77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rsid="00811482" officeooo:paragraph-rsid="00811482" fo:background-color="transparent" style:font-size-asian="11pt" style:font-size-complex="11pt"/>
    </style:style>
    <style:style style:name="P10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fo:font-size="11pt" officeooo:rsid="0088299b" officeooo:paragraph-rsid="0088299b" fo:background-color="transparent" style:font-size-asian="11pt" style:font-size-complex="11pt"/>
    </style:style>
    <style:style style:name="P11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fo:font-size="11pt" officeooo:rsid="00811482" officeooo:paragraph-rsid="00811482" fo:background-color="transparent" style:font-size-asian="11pt" style:font-size-complex="11pt"/>
    </style:style>
    <style:style style:name="P12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9ee3f3"/>
    </style:style>
    <style:style style:name="P13" style:family="paragraph" style:parent-style-name="Standard" style:list-style-name="WWNum1" style:master-page-name="">
      <loext:graphic-properties draw:fill="none"/>
      <style:paragraph-properties fo:margin-left="0.77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rsid="00811482" officeooo:paragraph-rsid="00a35d21" fo:background-color="transparent" style:font-size-asian="11pt" style:font-size-complex="11pt"/>
    </style:style>
    <style:style style:name="P14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fo:font-size="11pt" officeooo:rsid="0088299b" officeooo:paragraph-rsid="009ee3f3" fo:background-color="transparent" style:font-size-asian="11pt" style:font-size-complex="11pt"/>
    </style:style>
    <style:style style:name="P15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fo:font-size="11pt" officeooo:rsid="00811482" officeooo:paragraph-rsid="00811482" fo:background-color="transparent" style:font-size-asian="11pt" style:font-size-complex="11pt"/>
    </style:style>
    <style:style style:name="P16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17" style:family="paragraph" style:parent-style-name="Standard" style:master-page-name="">
      <loext:graphic-properties draw:fill="none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2c21ef" fo:background-color="transparent"/>
    </style:style>
    <style:style style:name="P18" style:family="paragraph" style:parent-style-name="Standard" style:list-style-name="WWNum1" style:master-page-name="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background-color="transparent"/>
    </style:style>
    <style:style style:name="P19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style:font-name="Calibri1" fo:font-size="11pt" officeooo:rsid="001ce79d" officeooo:paragraph-rsid="001ce79d" fo:background-color="transparent" style:font-size-asian="11pt" style:font-name-complex="Calibri2" style:font-size-complex="11pt"/>
    </style:style>
    <style:style style:name="P20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style:font-name="Calibri1" fo:font-size="11pt" officeooo:rsid="005bf07b" officeooo:paragraph-rsid="005bf07b" fo:background-color="transparent" style:font-size-asian="11pt" style:font-name-complex="Calibri2" style:font-size-complex="11pt"/>
    </style:style>
    <style:style style:name="P21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style:font-name="Calibri1" fo:font-size="11pt" officeooo:rsid="009d3b48" officeooo:paragraph-rsid="009d3b48" fo:background-color="transparent" style:font-size-asian="11pt" style:font-name-complex="Calibri2" style:font-size-complex="11pt"/>
    </style:style>
    <style:style style:name="P22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style:font-name="Calibri1" fo:font-size="11pt" fo:background-color="transparent" style:font-size-asian="11pt" style:font-name-complex="Calibri2" style:font-size-complex="11pt"/>
    </style:style>
    <style:style style:name="P23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paragraph-rsid="007a9380"/>
    </style:style>
    <style:style style:name="P24" style:family="paragraph" style:parent-style-name="Standard">
      <loext:graphic-properties draw:fill="none"/>
      <style:paragraph-properties fo:margin-left="0.771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writing-mode="lr-tb" style:join-border="false"/>
      <style:text-properties officeooo:paragraph-rsid="007a9380"/>
    </style:style>
    <style:style style:name="P25" style:family="paragraph" style:parent-style-name="Standard" style:master-page-name="">
      <style:paragraph-properties fo:margin-left="0.199cm" fo:margin-right="0cm" fo:margin-top="0.3cm" fo:margin-bottom="0cm" style:contextual-spacing="false" fo:line-height="100%" fo:text-indent="0cm" style:auto-text-indent="false" style:page-number="auto"/>
      <style:text-properties style:font-name="Calibri1" fo:font-size="11pt" fo:font-weight="bold" officeooo:paragraph-rsid="002c21ef" fo:background-color="transparent" style:font-size-asian="11pt" style:font-weight-asian="bold" style:font-name-complex="Calibri2" style:font-size-complex="11pt"/>
    </style:style>
    <style:style style:name="P26" style:family="paragraph" style:parent-style-name="Standard" style:list-style-name="WWNum1" style:master-page-name="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style:writing-mode="lr-tb"/>
      <style:text-properties style:font-name="Calibri1" fo:font-size="11pt" officeooo:paragraph-rsid="009532d0" fo:background-color="transparent" style:font-size-asian="11pt" style:font-name-complex="Calibri2" style:font-size-complex="11pt"/>
    </style:style>
    <style:style style:name="P27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style:writing-mode="lr-tb"/>
      <style:text-properties style:font-name="Calibri1" fo:font-size="11pt" officeooo:paragraph-rsid="005af4d8" fo:background-color="transparent" style:font-size-asian="11pt" style:font-name-complex="Calibri2" style:font-size-complex="11pt"/>
    </style:style>
    <style:style style:name="P28" style:family="paragraph" style:parent-style-name="Standard" style:list-style-name="WWNum1" style:master-page-name="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style:font-name="Calibri1" fo:font-size="11pt" officeooo:paragraph-rsid="005bf07b" fo:background-color="transparent" style:font-size-asian="11pt" style:font-name-complex="Calibri2" style:font-size-complex="11pt"/>
    </style:style>
    <style:style style:name="P29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style:font-name="Calibri1" fo:font-size="11pt" officeooo:paragraph-rsid="005bf07b" fo:background-color="transparent" style:font-size-asian="11pt" style:font-name-complex="Calibri2" style:font-size-complex="11pt"/>
    </style:style>
    <style:style style:name="P30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writing-mode="lr-tb"/>
      <style:text-properties style:font-name="Calibri1" fo:font-size="11pt" officeooo:rsid="005310b8" officeooo:paragraph-rsid="005310b8" fo:background-color="transparent" style:font-size-asian="11pt" style:font-name-complex="Calibri2" style:font-size-complex="11pt"/>
    </style:style>
    <style:style style:name="P31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2" fo:widows="2" fo:text-indent="-0.6cm" style:auto-text-indent="false" fo:break-before="page" fo:background-color="transparent" style:writing-mode="lr-tb"/>
      <style:text-properties style:font-name="Calibri1" fo:font-size="11pt" officeooo:rsid="005310b8" officeooo:paragraph-rsid="005310b8" fo:background-color="transparent" style:font-size-asian="11pt" style:font-name-complex="Calibri2" style:font-size-complex="11pt"/>
    </style:style>
    <style:style style:name="P32" style:family="paragraph" style:parent-style-name="Standard" style:master-page-name="">
      <loext:graphic-properties draw:fill="none"/>
      <style:paragraph-properties fo:margin-left="0.199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33" style:family="paragraph" style:parent-style-name="Standard" style:list-style-name="WWNum1" style:master-page-name="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</style:style>
    <style:style style:name="P34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rsid="007cb206" officeooo:paragraph-rsid="007cb206"/>
    </style:style>
    <style:style style:name="P35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rsid="0059ad0b" officeooo:paragraph-rsid="0059ad0b"/>
    </style:style>
    <style:style style:name="P36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</style:style>
    <style:style style:name="P37" style:family="paragraph" style:parent-style-name="Standard">
      <style:paragraph-properties fo:line-height="100%" fo:padding="0cm" fo:border="none" style:shadow="none" style:join-border="false"/>
    </style:style>
    <style:style style:name="P38" style:family="paragraph" style:parent-style-name="Standard" style:master-page-name="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3ce056"/>
    </style:style>
    <style:style style:name="P39" style:family="paragraph" style:parent-style-name="Standard" style:list-style-name="WWNum1" style:master-page-name="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>
        <style:tab-stops/>
      </style:paragraph-properties>
      <style:text-properties style:font-name="Calibri1" fo:font-size="11pt" style:font-size-asian="11pt" style:font-name-complex="Calibri2" style:font-size-complex="11pt"/>
    </style:style>
    <style:style style:name="P40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>
        <style:tab-stops/>
      </style:paragraph-properties>
    </style:style>
    <style:style style:name="P41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>
        <style:tab-stops/>
      </style:paragraph-properties>
      <style:text-properties officeooo:rsid="005bf07b" officeooo:paragraph-rsid="005bf07b"/>
    </style:style>
    <style:style style:name="P42" style:family="paragraph" style:parent-style-name="Standard">
      <style:paragraph-properties fo:margin-left="0.6cm" fo:margin-right="0cm" fo:line-height="100%" fo:text-indent="0cm" style:auto-text-indent="false"/>
      <style:text-properties style:font-name="Calibri1" fo:font-size="11pt" officeooo:rsid="005310b8" officeooo:paragraph-rsid="005310b8" fo:background-color="transparent" style:font-size-asian="11pt" style:font-name-complex="Calibri2" style:font-size-complex="11pt"/>
    </style:style>
    <style:style style:name="P43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3ce056"/>
    </style:style>
    <style:style style:name="P44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officeooo:paragraph-rsid="007a9380" style:font-size-asian="11pt" style:font-name-complex="Calibri2" style:font-size-complex="11pt"/>
    </style:style>
    <style:style style:name="P45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3c2c68"/>
    </style:style>
    <style:style style:name="P46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Calibri1" fo:font-size="11pt" officeooo:paragraph-rsid="003c2c68" style:font-size-asian="11pt" style:font-name-complex="Calibri2" style:font-size-complex="11pt"/>
    </style:style>
    <style:style style:name="P47" style:family="paragraph" style:parent-style-name="Heading_20_2" style:master-page-name="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48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49" style:family="paragraph" style:parent-style-name="Standard">
      <style:text-properties officeooo:paragraph-rsid="001b7c95"/>
    </style:style>
    <style:style style:name="P50" style:family="paragraph" style:parent-style-name="Standard" style:master-page-name="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ac3def" style:font-size-asian="11pt" style:font-style-asian="normal" style:font-size-complex="11pt" style:font-style-complex="normal"/>
    </style:style>
    <style:style style:name="P51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ac3de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style:font-name="Calibri1" fo:font-size="11pt" officeooo:rsid="0043939f" style:font-size-asian="11pt" style:font-name-complex="Calibri2" style:font-size-complex="11pt"/>
    </style:style>
    <style:style style:name="T3" style:family="text">
      <style:text-properties style:font-name="Calibri1" fo:font-size="11pt" officeooo:rsid="00a0dc20" style:font-size-asian="11pt" style:font-name-complex="Calibri2" style:font-size-complex="11pt"/>
    </style:style>
    <style:style style:name="T4" style:family="text">
      <style:text-properties style:font-name="Calibri1" fo:font-size="11pt" officeooo:rsid="00a27c26" style:font-size-asian="11pt" style:font-name-complex="Calibri2" style:font-size-complex="11pt"/>
    </style:style>
    <style:style style:name="T5" style:family="text">
      <style:text-properties officeooo:rsid="00a82ed4"/>
    </style:style>
    <style:style style:name="T6" style:family="text">
      <style:text-properties fo:color="#000000" loext:opacity="100%" style:font-name="Calibri1" fo:font-size="11pt" fo:font-weight="normal" officeooo:rsid="0098a146" style:font-size-asian="11pt" style:font-weight-asian="normal" style:font-name-complex="Calibri2" style:font-size-complex="11pt" style:font-weight-complex="normal"/>
    </style:style>
    <style:style style:name="T7" style:family="text">
      <style:text-properties officeooo:rsid="00400a82"/>
    </style:style>
    <style:style style:name="T8" style:family="text">
      <style:text-properties officeooo:rsid="00940f58"/>
    </style:style>
    <style:style style:name="T9" style:family="text">
      <style:text-properties officeooo:rsid="00ac3def"/>
    </style:style>
    <style:style style:name="T10" style:family="text">
      <style:text-properties officeooo:rsid="00935d9f"/>
    </style:style>
    <style:style style:name="T11" style:family="text">
      <style:text-properties officeooo:rsid="00a2a817"/>
    </style:style>
    <style:style style:name="T12" style:family="text">
      <style:text-properties officeooo:rsid="0088299b"/>
    </style:style>
    <style:style style:name="T13" style:family="text">
      <style:text-properties officeooo:rsid="00896972"/>
    </style:style>
    <style:style style:name="T14" style:family="text">
      <style:text-properties officeooo:rsid="00a11d7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a7140f"/>
    </style:style>
    <style:style style:name="T17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9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20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21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22" style:family="text">
      <style:text-properties style:font-name="Calibri1" fo:font-size="11pt" officeooo:rsid="00940f58" style:font-size-asian="11pt" style:font-name-complex="Calibri2" style:font-size-complex="11pt"/>
    </style:style>
    <style:style style:name="T23" style:family="text">
      <style:text-properties style:font-name="Calibri1" fo:font-size="11pt" officeooo:rsid="005ab2ed" style:font-size-asian="11pt" style:font-name-complex="Calibri2" style:font-size-complex="11pt"/>
    </style:style>
    <style:style style:name="T24" style:family="text">
      <style:text-properties style:font-name="Calibri1" fo:font-size="11pt" officeooo:rsid="001aa24e" style:font-size-asian="11pt" style:font-name-complex="Calibri2" style:font-size-complex="11pt"/>
    </style:style>
    <style:style style:name="T25" style:family="text">
      <style:text-properties style:font-name="Calibri1" fo:font-size="11pt" officeooo:rsid="005af4d8" style:font-size-asian="11pt" style:font-name-complex="Calibri2" style:font-size-complex="11pt"/>
    </style:style>
    <style:style style:name="T26" style:family="text">
      <style:text-properties style:font-name="Calibri1" fo:font-size="11pt" officeooo:rsid="005bf07b" style:font-size-asian="11pt" style:font-name-complex="Calibri2" style:font-size-complex="11pt"/>
    </style:style>
    <style:style style:name="T27" style:family="text">
      <style:text-properties officeooo:rsid="005ab2ed"/>
    </style:style>
    <style:style style:name="T28" style:family="text">
      <style:text-properties officeooo:rsid="009d3b48"/>
    </style:style>
    <style:style style:name="T29" style:family="text">
      <style:text-properties officeooo:rsid="005bf07b"/>
    </style:style>
    <style:style style:name="T30" style:family="text">
      <style:text-properties officeooo:rsid="007a9380"/>
    </style:style>
    <style:style style:name="T31" style:family="text">
      <style:text-properties officeooo:rsid="005310b8"/>
    </style:style>
    <style:style style:name="T32" style:family="text">
      <style:text-properties officeooo:rsid="005dac39"/>
    </style:style>
    <style:style style:name="T33" style:family="text">
      <style:text-properties officeooo:rsid="006defbb"/>
    </style:style>
    <style:style style:name="T34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7d4adf" fo:background-color="transparent" loext:char-shading-value="0" style:font-size-asian="11pt" style:font-name-complex="Calibri2" style:font-size-complex="11pt"/>
    </style:style>
    <style:style style:name="T36" style:family="text">
      <style:text-properties officeooo:rsid="008a6fdd"/>
    </style:style>
    <style:style style:name="T37" style:family="text">
      <style:text-properties fo:font-style="normal" officeooo:rsid="00940f58" style:font-style-asian="normal" style:font-style-complex="normal"/>
    </style:style>
    <style:style style:name="T38" style:family="text">
      <style:text-properties officeooo:rsid="005af4d8"/>
    </style:style>
    <style:style style:name="T39" style:family="text">
      <style:text-properties officeooo:rsid="007cb206"/>
    </style:style>
    <style:style style:name="T40" style:family="text">
      <style:text-properties officeooo:rsid="007d4adf"/>
    </style:style>
    <style:style style:name="T41" style:family="text">
      <style:text-properties style:font-name="Calibri1" fo:font-size="11pt" fo:font-weight="bold" officeooo:rsid="00a3ba1f" style:font-size-asian="11pt" style:font-weight-asian="bold" style:font-name-complex="Calibri2" style:font-size-complex="11pt"/>
    </style:style>
    <style:style style:name="T42" style:family="text">
      <style:text-properties style:font-name="Calibri1" fo:font-size="11pt" officeooo:rsid="005310b8" style:font-size-asian="11pt" style:font-name-complex="Calibri2" style:font-size-complex="11pt"/>
    </style:style>
    <style:style style:name="T43" style:family="text">
      <style:text-properties style:font-name="Calibri1" fo:font-size="11pt" officeooo:rsid="00a7140f" style:font-size-asian="11pt" style:font-name-complex="Calibri2" style:font-size-complex="11pt"/>
    </style:style>
    <style:style style:name="T44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45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46" style:family="text">
      <style:text-properties fo:font-weight="bold" officeooo:rsid="00a751c5" style:font-weight-asian="bold" style:font-weight-complex="bold"/>
    </style:style>
    <style:style style:name="T47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48" style:family="text">
      <style:text-properties style:font-name="Calibri1" fo:font-size="11pt" officeooo:rsid="001b7c95" style:font-size-asian="11pt" style:font-name-complex="Calibri2" style:font-size-complex="11pt"/>
    </style:style>
    <style:style style:name="T49" style:family="text">
      <style:text-properties style:font-name="Calibri1" fo:font-size="11pt" fo:font-weight="bold" officeooo:rsid="0081de27" style:font-size-asian="11pt" style:font-weight-asian="bold" style:font-name-complex="Calibri2" style:font-size-complex="11pt" style:font-weight-complex="bold"/>
    </style:style>
    <style:style style:name="T50" style:family="text">
      <style:text-properties style:font-name="Calibri1" fo:font-size="11pt" officeooo:rsid="0081de27" style:font-size-asian="11pt" style:font-name-complex="Calibri2" style:font-size-complex="11pt"/>
    </style:style>
    <style:style style:name="T51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52" style:family="text">
      <style:text-properties style:font-name="Calibri1" fo:font-size="11pt" officeooo:rsid="003c2c68" style:font-size-asian="11pt" style:font-name-complex="Calibri2" style:font-size-complex="11pt"/>
    </style:style>
    <style:style style:name="T53" style:family="text">
      <style:text-properties officeooo:rsid="00c53c3a"/>
    </style:style>
    <style:style style:name="T54" style:family="text">
      <style:text-properties officeooo:rsid="00c610d8"/>
    </style: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3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<text:span text:style-name="T1">Name<text:tab/><text:tab/>Peter Smith<text:line-break/></text:span><text:span text:style-name="T2">Email<text:tab/><text:tab/></text:span><text:a xlink:type="simple" xlink:href="mailto:peter@cruelandunusual.be" text:style-name="Internet_20_link" text:visited-style-name="Visited_20_Internet_20_Link"><text:span text:style-name="T2">peter@cruelandunusual.be</text:span></text:a><text:span text:style-name="T2"><text:line-break/></text:span><text:span text:style-name="T1">Location<text:tab/></text:span><text:span text:style-name="T3">1</text:span><text:span text:style-name="T4">6</text:span><text:span text:style-name="T3"> Queen's Park Court, </text:span><text:span text:style-name="T1">Edinburgh, </text:span><text:span text:style-name="T3">EH8 7DY</text:span></text:p>
      <text:h text:style-name="P3" text:outline-level="2"><draw:custom-shape text:anchor-type="paragraph" draw:z-index="2" draw:name="Candidate Profile box" draw:style-name="gr2" draw:text-style-name="P4" svg:width="15.925cm" svg:height="0.86cm" svg:x="-0.002cm" svg:y="0.229cm"><text:p/><draw:enhanced-geometry svg:viewBox="0 0 21600 21600" draw:mirror-horizontal="false" draw:mirror-vertical="false" draw:type="rectangle" draw:enhanced-path="M 0 0 L 21600 0 21600 21600 0 21600 0 0 Z N"/></draw:custom-shape>CANDIDATE PROFILE</text:h>
      <text:p text:style-name="P5">I am an experienced video editor transitioning <text:span text:style-name="T5">back to</text:span> software development, with over 20 years of creative problem-solving expertise and a strong teamwork and collaborative sensibility. </text:p>
      <text:p text:style-name="P6"><text:span text:style-name="Strong_20_Emphasis"><text:span text:style-name="T6">I am highly motivated, adaptable, and eager to learn new technologies. I thrive in supportive team environments where the work is both varied and challenging, and aspire to be a supportive, positive colleague. I constantly strive to achieve the best results possible in my work. I am a fast learner with excellent communication and interpersonal skills, and am strongly motivated to continue learning and growing in my career.</text:span></text:span></text:p>
      <text:h text:style-name="P7" text:outline-level="2"><draw:custom-shape text:anchor-type="paragraph" draw:z-index="0" draw:name="Key Skills box" draw:style-name="gr3" draw:text-style-name="P8" svg:width="15.925cm" svg:height="0.84cm" svg:x="0cm" svg:y="0.229cm"><text:p/><draw:enhanced-geometry svg:viewBox="0 0 21600 21600" draw:mirror-horizontal="false" draw:mirror-vertical="false" draw:type="rectangle" draw:enhanced-path="M 0 0 L 21600 0 21600 21600 0 21600 0 0 Z N"/></draw:custom-shape><text:bookmark-start text:name="__RefHeading___Toc3337_19052401"/><text:span text:style-name="T7">KEY </text:span><text:span text:style-name="T8">PERSONAL </text:span><text:span text:style-name="T7">SKILLS</text:span><text:bookmark-end text:name="__RefHeading___Toc3337_19052401"/></text:h>
      <text:list text:style-name="WWNum1">
        <text:list-item>
          <text:p text:style-name="P9">Proven track record in working in demanding environment<text:span text:style-name="T9">s</text:span></text:p>
        </text:list-item>
        <text:list-item>
          <text:p text:style-name="P10">Proven team player with strong communication skills <text:span text:style-name="T10">and mentoring exper</text:span><text:span text:style-name="T11">i</text:span><text:span text:style-name="T10">ence</text:span></text:p>
        </text:list-item>
        <text:list-item>
          <text:p text:style-name="P11">Strong technical skills; <text:span text:style-name="T12">ability to adapt to new env</text:span><text:span text:style-name="T13">ironments</text:span><text:span text:style-name="T12">, absorb and learn new skills</text:span></text:p>
        </text:list-item>
        <text:list-item>
          <text:p text:style-name="P11">Meticulous attention to detail, <text:span text:style-name="T12">delivering outcomes to the highest standard possible</text:span></text:p>
        </text:list-item>
      </text:list>
      <text:h text:style-name="P12" text:outline-level="2"><draw:custom-shape text:anchor-type="paragraph" draw:z-index="6" draw:name="Key Skills box 1" draw:style-name="gr3" draw:text-style-name="P8" svg:width="15.925cm" svg:height="0.84cm" svg:x="0cm" svg:y="0.229cm"><text:p/><draw:enhanced-geometry svg:viewBox="0 0 21600 21600" draw:mirror-horizontal="false" draw:mirror-vertical="false" draw:type="rectangle" draw:enhanced-path="M 0 0 L 21600 0 21600 21600 0 21600 0 0 Z N"/></draw:custom-shape><text:span text:style-name="T7">KEY </text:span><text:span text:style-name="T14">TECHNICAL</text:span><text:span text:style-name="T8"> </text:span><text:span text:style-name="T7">SKILLS/</text:span><text:span text:style-name="T9">EXPERIENCE</text:span></text:h>
      <text:list text:continue-numbering="true" text:style-name="WWNum1">
        <text:list-item>
          <text:p text:style-name="P13"><text:span text:style-name="T15">Programming</text:span>: <text:span text:style-name="T16">C/C++, </text:span>C#, Processing (Java <text:span text:style-name="T9">flavour</text:span>), Python, JavaScript, <text:span text:style-name="T16">SQL</text:span></text:p>
        </text:list-item>
        <text:list-item>
          <text:p text:style-name="P14"><text:span text:style-name="T15">Shell Scripting</text:span>: Bash, PowerShell</text:p>
        </text:list-item>
        <text:list-item>
          <text:p text:style-name="P15"><text:span text:style-name="T15">Version Control &amp; Backup</text:span>: Git/GitHub</text:p>
        </text:list-item>
      </text:list>
      <text:h text:style-name="P16" text:outline-level="2"><draw:custom-shape text:anchor-type="paragraph" draw:z-index="1" draw:name="Employment History box" draw:style-name="gr3" draw:text-style-name="P8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17"><text:span text:style-name="T17">Aug 2014 – </text:span><text:span text:style-name="T18">Nov 2024<text:tab/></text:span><text:span text:style-name="T19">Senior </text:span><text:span text:style-name="T20">Video</text:span><text:span text:style-name="T19"> </text:span><text:span text:style-name="T17">Edito</text:span><text:span text:style-name="T21">r, </text:span><text:span text:style-name="T17">Speakeasy Productions Ltd</text:span></text:p>
      <text:list text:continue-numbering="true" text:style-name="WWNum1">
        <text:list-item>
          <text:p text:style-name="P18"><text:span text:style-name="T22">I w</text:span><text:span text:style-name="T1">ork</text:span><text:span text:style-name="T23">ed</text:span><text:span text:style-name="T1"> with </text:span><text:span text:style-name="T22">a large </text:span><text:span text:style-name="T24">production team</text:span><text:span text:style-name="T1"> and </text:span><text:span text:style-name="T25">internal and external </text:span><text:span text:style-name="T1">motion graphics artists to create </text:span><text:span text:style-name="T26">videos for private and public sector clients</text:span></text:p>
        </text:list-item>
        <text:list-item>
          <text:p text:style-name="P19"><text:span text:style-name="T8">I m</text:span>anage<text:span text:style-name="T27">d</text:span> all aspects of <text:span text:style-name="T28">the </text:span>editing <text:span text:style-name="T29">process</text:span>: <text:span text:style-name="T30">ingest, logging, </text:span>colour-correction, <text:span text:style-name="T31">audio mastering</text:span>, <text:span text:style-name="T31">motion </text:span>graphics, <text:span text:style-name="T31">subtitles, </text:span><text:span text:style-name="T32">picture-in-picture sign language, </text:span><text:span text:style-name="T30">delivery</text:span></text:p>
        </text:list-item>
        <text:list-item>
          <text:p text:style-name="P20"><text:span text:style-name="T8">I w</text:span>orked across multiple projects concurrently, <text:span text:style-name="T33">at various stages of delivery, </text:span><text:span text:style-name="T32">often to tight deadlines</text:span></text:p>
        </text:list-item>
        <text:list-item>
          <text:p text:style-name="P21">I contributed to maintaining a 70TB storage RAID system, optimising workflows with simple BASH scripts</text:p>
        </text:list-item>
        <text:list-item>
          <text:p text:style-name="P22"><text:span text:style-name="T8">I a</text:span>rchive<text:span text:style-name="T27">d</text:span> projects to long-term digital tape storage for future retrieval</text:p>
        </text:list-item>
        <text:list-item>
          <text:p text:style-name="P23"><text:span text:style-name="T34">Clients included: Lloyds Banking Group, Scottish Government, NHS, Scottish Enterprise, Napier University, </text:span><text:span text:style-name="T35">Newton Investment Management, Education Scotland, NatureScot</text:span></text:p>
        </text:list-item>
      </text:list>
      <text:p text:style-name="P24"/>
      <text:p text:style-name="P25">Dec 2008 – Aug 2014<text:tab/>Senior <text:span text:style-name="T36">Video</text:span> Editor, Republic Productions Ltd</text:p>
      <text:list text:continue-numbering="true" text:style-name="WWNum1">
        <text:list-item>
          <text:p text:style-name="P26"><text:span text:style-name="T8">As the company</text:span><text:span text:style-name="T37">'</text:span><text:span text:style-name="T8">s senior editor I was r</text:span><text:span text:style-name="T27">esponsible for a</text:span>ll technical and aesthetic aspects of video editing</text:p>
        </text:list-item>
        <text:list-item>
          <text:p text:style-name="P27"><text:span text:style-name="T8">I r</text:span><text:span text:style-name="T31">ecord</text:span><text:span text:style-name="T38">ed sound </text:span><text:span text:style-name="T31">and </text:span><text:span text:style-name="T39">operated camera</text:span><text:span text:style-name="T31"> </text:span><text:span text:style-name="T8">on location </text:span><text:span text:style-name="T31">when required</text:span></text:p>
        </text:list-item>
        <text:list-item>
          <text:p text:style-name="P28"><text:span text:style-name="T8">I was r</text:span><text:span text:style-name="T29">esponsible for m</text:span>aintenance of <text:span text:style-name="T29">all editing and production </text:span>software and hardware</text:p>
        </text:list-item>
        <text:list-item>
          <text:p text:style-name="P29"><text:span text:style-name="T8">I was r</text:span><text:span text:style-name="T29">esponsible for </text:span><text:span text:style-name="T31">procurement and </text:span><text:span text:style-name="T29">ongoing </text:span><text:span text:style-name="T31">maintenance of camera kit</text:span></text:p>
        </text:list-item>
        <text:list-item>
          <text:p text:style-name="P30">Clients included: SSEN, Diageo, Glengoyne Distilleries, Edinburgh City Council, NHS, <text:span text:style-name="T40">Scottish Widows</text:span></text:p>
        </text:list-item>
      </text:list>
      <text:p text:style-name="P31"/>
      <text:p text:style-name="P32" loext:marker-style-name="T17"><text:span text:style-name="T17">Feb 2002 – </text:span><text:span text:style-name="T41">Nov</text:span><text:span text:style-name="T17"> 2008<text:tab/>Freelance Director / Producer</text:span></text:p>
      <text:list text:continue-numbering="true" text:style-name="WWNum1">
        <text:list-item>
          <text:p text:style-name="P33" loext:marker-style-name="T1"><text:span text:style-name="T22">I was responsible for d</text:span><text:span text:style-name="T1">irecting, </text:span><text:span text:style-name="T24">shooting </text:span><text:span text:style-name="T1">and editing </text:span><text:span text:style-name="T24">a variety of </text:span><text:span text:style-name="T1">projects </text:span><text:span text:style-name="T42">for public and private sector </text:span><text:span text:style-name="T26">clients</text:span></text:p>
        </text:list-item>
        <text:list-item>
          <text:p text:style-name="P34" loext:marker-style-name="T1"><text:span text:style-name="T22">I d</text:span><text:span text:style-name="T1">irected and shot a </text:span><text:a xlink:type="simple" xlink:href="https://youtu.be/InCGES-5KSg?si=bWYvPUkkYDCmsan0" text:style-name="Internet_20_link" text:visited-style-name="Visited_20_Internet_20_Link"><text:span text:style-name="T43">40-min </text:span><text:span text:style-name="T1">documentary</text:span></text:a><text:span text:style-name="T1"> on the Scottish band </text:span><text:span text:style-name="T44">Mogwai</text:span><text:span text:style-name="T1">, released along with their album </text:span><text:span text:style-name="T44">Mr. Beast</text:span></text:p>
        </text:list-item>
        <text:list-item>
          <text:p text:style-name="P35" loext:marker-style-name="T1"><text:span text:style-name="T42">C</text:span><text:span text:style-name="T1">lients included: various music industry clients, including XL Recordings, Rock Action, Mogwai</text:span></text:p>
        </text:list-item>
        <text:list-item>
          <text:p text:style-name="P36" loext:marker-style-name="T1"><text:span text:style-name="T24">C</text:span><text:span text:style-name="T1">ommunicating with end-user clients of all levels</text:span></text:p>
        </text:list-item>
      </text:list>
      <text:p text:style-name="P37"/>
      <text:p text:style-name="P38" loext:marker-style-name="T17"><text:span text:style-name="T17">Jan 2000 – Dec 2001<text:tab/>Software Developer, Agilent Technologies GmbH, </text:span><text:span text:style-name="T45">Stuttgart, Germany</text:span></text:p>
      <text:list text:continue-numbering="true" text:style-name="WWNum1">
        <text:list-item>
          <text:p text:style-name="P39"><text:span text:style-name="T8">I w</text:span><text:span text:style-name="T29">orked as part of a team developing </text:span><text:span text:style-name="T8">and maintaining</text:span><text:span text:style-name="T29"> </text:span>an in-house, <text:span text:style-name="T15">Oracle</text:span>-based, <text:span text:style-name="T46">Unix</text:span><text:span text:style-name="T29">-server hosted </text:span>payroll system</text:p>
        </text:list-item>
        <text:list-item>
          <text:p text:style-name="P40"><text:span text:style-name="T22">I wrote </text:span><text:span text:style-name="T44">ASP</text:span><text:span text:style-name="T1">, </text:span><text:span text:style-name="T47">HTML</text:span><text:span text:style-name="T22">,</text:span><text:span text:style-name="T1"> </text:span><text:span text:style-name="T44">JavaScript</text:span><text:span text:style-name="T48"> </text:span><text:span text:style-name="T22">and </text:span><text:span text:style-name="T47">SQL</text:span><text:span text:style-name="T22"> to process user input, applying country-specific business logic as appropriate</text:span></text:p>
        </text:list-item>
        <text:list-item>
          <text:p text:style-name="P41"><text:span text:style-name="T22">I w</text:span><text:span text:style-name="T1">rote </text:span><text:span text:style-name="T49">Bash</text:span><text:span text:style-name="T50"> </text:span><text:span text:style-name="T1">scripts to automate development and deployment tasks</text:span></text:p>
        </text:list-item>
      </text:list>
      <text:p text:style-name="P42"/>
      <text:h text:style-name="P43" text:outline-level="2"><draw:custom-shape text:anchor-type="paragraph" draw:z-index="4" draw:name="Education box" draw:style-name="gr3" draw:text-style-name="P8" svg:width="15.925cm" svg:height="0.84cm" svg:x="0cm" svg:y="0.229cm"><text:p/><draw:enhanced-geometry svg:viewBox="0 0 21600 21600" draw:type="rectangle" draw:enhanced-path="M 0 0 L 21600 0 21600 21600 0 21600 0 0 Z N"/></draw:custom-shape>EDUCATION<text:span text:style-name="T51"> </text:span>AND<text:span text:style-name="T51"> </text:span>QUALIFICATIONS</text:h>
      <text:p text:style-name="P44"><text:bookmark text:name="_30j0zll"/>1998 – 1999<text:tab/>Postgraduate Diploma Information Technology, Glasgow University</text:p>
      <text:p text:style-name="P45"><text:span text:style-name="T1">1992 – 1996<text:tab/>MA Philosophy 2:1, </text:span><text:span text:style-name="T52">Glasgow University</text:span></text:p>
      <text:p text:style-name="P46">1986 – 1992<text:tab/>5 Highers, 1 Certificate of Sixth Year Studies, St Andrews Higher School</text:p>
      <text:h text:style-name="P47" text:outline-level="2"><draw:custom-shape text:anchor-type="paragraph" draw:z-index="5" draw:name="Voluntary work box" draw:style-name="gr3" draw:text-style-name="P8" svg:width="15.925cm" svg:height="0.84cm" svg:x="0cm" svg:y="0.145cm"><text:p/><draw:enhanced-geometry svg:viewBox="0 0 21600 21600" draw:type="rectangle" draw:enhanced-path="M 0 0 L 21600 0 21600 21600 0 21600 0 0 Z N"/></draw:custom-shape>VOLUNTARY WORK AND OTHER INFORMATION</text:h>
      <text:p text:style-name="P48">2004 – 2005<text:tab/>Volunteer, Glasgow Media Access Centre</text:p>
      <text:p text:style-name="P49"/>
      <text:p text:style-name="P50">I <text:span text:style-name="T53">volunteered at Glasgow’s GMAC charity, which supports grassroots and amateur filmmakers by providing professional kit hire for much cheaper than standard rates, and provid</text:span><text:span text:style-name="T54">es</text:span><text:span text:style-name="T53"> practical training from industry professionals; standard volunteer positions were for three months, but I was asked to stay for a further three.</text:span></text:p>
      <text:p text:style-name="P51"><text:span text:style-name="T53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1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98</meta:editing-cycles>
    <meta:creation-date>2019-04-22T12:44:00</meta:creation-date>
    <dc:date>2025-10-09T12:25:53.380412900</dc:date>
    <meta:editing-duration>PT11H45M5S</meta:editing-duration>
    <meta:generator>LibreOffice/25.8.1.1$Windows_X86_64 LibreOffice_project/54047653041915e595ad4e45cccea684809c77b5</meta:generator>
    <meta:print-date>2025-07-21T14:53:31.328245400</meta:print-date>
    <meta:printed-by>PDF files</meta:printed-by>
    <dc:description>Peter Smith CV for National Records of Scotland Associate Software Developer job application</dc:description>
    <dc:title>Peter Smith CV for National Records of Scotland Associate Software Developer job application</dc:title>
    <meta:document-statistic meta:table-count="0" meta:image-count="0" meta:object-count="0" meta:page-count="2" meta:paragraph-count="46" meta:word-count="658" meta:character-count="4422" meta:non-whitespace-character-count="3824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